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helvetica neue" fo:font-size="15.75pt" fo:letter-spacing="normal" fo:font-style="normal" fo:font-weight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Standard">
      <style:paragraph-properties fo:margin-top="0in" fo:margin-bottom="0.1965in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text-transform="lowercase" fo:color="#222222" loext:opacity="100%" style:font-name="Consolas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102in" fo:margin-right="0.0102in" fo:margin-top="0.0102in" fo:margin-bottom="0.0102in" style:contextual-spacing="false" fo:line-height="110%" fo:orphans="2" fo:widows="2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times new roman" fo:font-size="12.75pt"/>
    </style:style>
    <style:style style:name="T2" style:family="text">
      <style:text-properties style:font-name="times new roman" fo:font-size="12.75pt" fo:font-style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Domino piling</text:p>
      <text:p text:style-name="P3">time limit per test</text:p>
      <text:p text:style-name="P4">2 seconds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You are given a rectangular board of <text:span text:style-name="T2">M</text:span><text:span text:style-name="T1"> × </text:span><text:span text:style-name="T2">N</text:span> squares. Also you are given an unlimited number of standard domino pieces of <text:span text:style-name="T1">2 × 1</text:span> squares. You are allowed to rotate the pieces. You are asked to place as many dominoes as possible on the board so as to meet the following conditions:</text:p>
      <text:p text:style-name="P6">1. Each domino completely covers two squares.</text:p>
      <text:p text:style-name="P6">2. No two dominoes overlap.</text:p>
      <text:p text:style-name="P6">3. Each domino lies entirely inside the board. It is allowed to touch the edges of the board.</text:p>
      <text:p text:style-name="P6">Find the maximum number of dominoes, which can be placed under these restrictions.</text:p>
      <text:p text:style-name="P8">Input</text:p>
      <text:p text:style-name="P6">In a single line you are given two integers <text:span text:style-name="T2">M</text:span> and <text:span text:style-name="T2">N</text:span> — board sizes in squares (<text:span text:style-name="T1">1 ≤ </text:span><text:span text:style-name="T2">M</text:span><text:span text:style-name="T1"> ≤ </text:span><text:span text:style-name="T2">N</text:span><text:span text:style-name="T1"> ≤ 16</text:span>).</text:p>
      <text:p text:style-name="P8">Output</text:p>
      <text:p text:style-name="P6">Output one number — the maximal number of dominoes, which can be placed.</text:p>
      <text:p text:style-name="P7">Examples</text:p>
      <text:p text:style-name="P9">input</text:p>
      <text:section text:style-name="Sect1" text:name="id000996280421034621">
        <text:p text:style-name="P10">Copy</text:p>
      </text:section>
      <text:p text:style-name="P1"><text:bookmark text:name="id000321718773911448"/>2 4</text:p>
      <text:p text:style-name="P9">output</text:p>
      <text:section text:style-name="Sect1" text:name="id0034517337693430417">
        <text:p text:style-name="P10">Copy</text:p>
      </text:section>
      <text:p text:style-name="P1"><text:bookmark text:name="id0040400236417538027"/>4</text:p>
      <text:p text:style-name="P9">input</text:p>
      <text:section text:style-name="Sect1" text:name="id007637332426845365">
        <text:p text:style-name="P10">Copy</text:p>
      </text:section>
      <text:p text:style-name="P1"><text:bookmark text:name="id003193370620464857"/>3 3</text:p>
      <text:p text:style-name="P9">output</text:p>
      <text:section text:style-name="Sect1" text:name="id0009991017432957405">
        <text:p text:style-name="P10">Copy</text:p>
      </text:section>
      <text:p text:style-name="P1"><text:bookmark text:name="id005769598493206611"/>4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09T23:26:53.965961094</dc:date>
    <meta:editing-duration>PT14S</meta:editing-duration>
    <meta:editing-cycles>1</meta:editing-cycles>
    <meta:document-statistic meta:table-count="0" meta:image-count="0" meta:object-count="0" meta:page-count="1" meta:paragraph-count="31" meta:word-count="170" meta:character-count="873" meta:non-whitespace-character-count="732"/>
  </office:meta>
</office:document-meta>
</file>